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1in" style:rel-width="100%" table:align="left"/>
    </style:style>
    <style:style style:name="Table1.A" style:family="table-column">
      <style:table-column-properties style:column-width="6.6931in" style:rel-column-width="65535*"/>
    </style:style>
    <style:style style:name="Table1.A1" style:family="table-cell">
      <style:table-cell-properties fo:padding="0.0208in" fo:border="none"/>
    </style:style>
    <style:style style:name="P1" style:family="paragraph" style:parent-style-name="Standard">
      <style:text-properties fo:font-weight="normal" style:font-weight-asian="normal" style:font-weight-complex="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normal" officeooo:paragraph-rsid="001a41ea" style:font-weight-asian="normal" style:font-weight-complex="normal"/>
    </style:style>
    <style:style style:name="P4" style:family="paragraph" style:parent-style-name="Text_20_body">
      <style:text-properties fo:font-weight="normal" officeooo:rsid="001c1ac9" officeooo:paragraph-rsid="001c1ac9" style:font-weight-asian="normal" style:font-weight-complex="normal"/>
    </style:style>
    <style:style style:name="P5" style:family="paragraph" style:parent-style-name="Text_20_body">
      <style:paragraph-properties fo:margin-top="0in" fo:margin-bottom="0in" loext:contextual-spacing="false"/>
      <style:text-properties fo:font-weight="bold" style:font-weight-asian="bold" style:font-weight-complex="bold"/>
    </style:style>
    <style:style style:name="P6" style:family="paragraph" style:parent-style-name="Text_20_body" style:list-style-name="L1"/>
    <style:style style:name="P7" style:family="paragraph" style:parent-style-name="Text_20_body" style:list-style-name="L1">
      <style:text-properties fo:font-weight="bold" style:font-weight-asian="bold" style:font-weight-complex="bold"/>
    </style:style>
    <style:style style:name="P8" style:family="paragraph" style:parent-style-name="Text_20_body">
      <style:text-properties fo:font-weight="normal" officeooo:rsid="001a41ea" officeooo:paragraph-rsid="001a41ea" style:font-weight-asian="normal" style:font-weight-complex="normal"/>
    </style:style>
    <style:style style:name="P9" style:family="paragraph" style:parent-style-name="Text_20_body">
      <style:text-properties fo:font-weight="normal" officeooo:rsid="001c1ac9" officeooo:paragraph-rsid="001c1ac9" style:font-weight-asian="normal" style:font-weight-complex="normal"/>
    </style:style>
    <style:style style:name="P10" style:family="paragraph" style:parent-style-name="Text_20_body" style:list-style-name="L1">
      <style:paragraph-properties fo:margin-top="0in" fo:margin-bottom="0in" loext:contextual-spacing="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57317000" text:style-name="L1">
        <text:list-item>
          <text:p text:style-name="P6"><text:span text:style-name="T1">Modifique o programa cliente de echo do exercício anterior para que este receba como entrada e envie ao servidor não mais linhas digitadas pelo usuário, mas linhas de um arquivo binário qualquer (O arquivo será passado utilizando o caracter de redirecionamento '</text:span><text:span text:style-name="Source_20_Text"><text:span text:style-name="T1">&lt;</text:span></text:span><text:span text:style-name="T1">'). O cliente continuará recebendo o eco enviado pelo servidor, que deverá ser escrito em um arquivo (O arquivo será criado utilizando o caracter de redirecionamento '</text:span><text:span text:style-name="Source_20_Text"><text:span text:style-name="T1">&gt;</text:span></text:span><text:span text:style-name="T1">'). Seu programa deverá necessariamente utilizar ou a função </text:span><text:span text:style-name="Source_20_Text"><text:span text:style-name="T1">select</text:span></text:span><text:span text:style-name="T1"> ou a função </text:span><text:span text:style-name="Source_20_Text"><text:span text:style-name="T1">poll</text:span></text:span><text:span text:style-name="T1">. Cada linha deve ser enviada separadamente para o servidor e elas não necessariamente precisam constituir comandos do Unix, porque o servidor não deverá executá-las. O servidor só irá enviá-las de volta para o cliente.<text:line-break/><text:line-break/>O cliente deve finalizar sua execução assim que tiver recebido todo o arquivo ecoado pelo servidor.</text:span></text:p>
          <text:list>
            <text:list-item>
              <text:p text:style-name="P6"><text:span text:style-name="T1">Dica 1: Dependendo da sua forma de implementação, poderá acontecer do cliente encerrar a conexão ao ler uma linha em branco ou o fim do arquivo, sem esperar a chegada de todos os dados transmitidos pelo servidor. Caso isso aconteça, é necessário tratar o trecho de captura dos dados da entrada padrão no seu código. Uma forma de verificar se isso está ocorrendo é rodar o </text:span><text:a xlink:type="simple" xlink:href="http://www.linuxmanpages.com/man1/diff.1.php" text:style-name="Internet_20_link" text:visited-style-name="Visited_20_Internet_20_Link"><text:span text:style-name="Source_20_Text"><text:span text:style-name="T1">diff</text:span></text:span></text:a><text:span text:style-name="T1"> no cliente entre o arquivo de entrada (passado pelo '</text:span><text:span text:style-name="Source_20_Text"><text:span text:style-name="T1">&lt;</text:span></text:span><text:span text:style-name="T1">') e o arquivo de saída (gerado pelo '</text:span><text:span text:style-name="Source_20_Text"><text:span text:style-name="T1">&gt;</text:span></text:span><text:span text:style-name="T1">')</text:span></text:p>
            </text:list-item>
            <text:list-item>
              <text:p text:style-name="P7">Dica 2: Uma boa ajuda para desenvolver esta atividade poderá ser encontrada nos exemplos do livro-texto da disciplina (capítulo 6) e nos programas utilizados na quarta atividade.</text:p>
              <text:list>
                <text:list-item>
                  <text:p text:style-name="P10"><text:span text:style-name="T1">Links úteis:<text:line-break/></text:span><text:a xlink:type="simple" xlink:href="http://www.opengroup.org/onlinepubs/009695399/functions/select.html" text:style-name="Internet_20_link" text:visited-style-name="Visited_20_Internet_20_Link"><text:span text:style-name="T1">select</text:span></text:a><text:span text:style-name="T1"><text:line-break/></text:span><text:a xlink:type="simple" xlink:href="http://www.opengroup.org/onlinepubs/009695399/functions/poll.html" text:style-name="Internet_20_link" text:visited-style-name="Visited_20_Internet_20_Link"><text:span text:style-name="T1">poll</text:span></text:a><text:span text:style-name="T1"> </text:span></text:p>
                </text:list-item>
              </text:list>
            </text:list-item>
          </text:list>
        </text:list-item>
      </text:list>
      <text:p text:style-name="P5"/>
      <text:p text:style-name="P5"/>
      <text:list xml:id="list193701785214101" text:continue-numbering="true" text:style-name="L1">
        <text:list-item>
          <text:p text:style-name="P7">Comparando o código implementado no passo 1 com o código original da atividade prática 5 (considerando a transferência de arquivo) em termos de melhor utilização da rede e, consequentemente, tempo de execução, há alguma vantagem em utilizar o código novo? Justifique.</text:p>
          <text:list>
            <text:list-item>
              <text:p text:style-name="P6"><text:span text:style-name="T1">Dica 1: Uma forma de verificar a diferença é comparar o tempo de execução dos dois clientes. Para isso você pode utilizar o programa </text:span><text:span text:style-name="Source_20_Text"><text:span text:style-name="T1">time</text:span></text:span><text:span text:style-name="T1"> que já vem embutido no shell bash e verificar a saída da linha </text:span><text:span text:style-name="Source_20_Text"><text:span text:style-name="T1">real</text:span></text:span><text:span text:style-name="T1">. Para executá-lo basta chamá-lo na linha de comando antes do cliente. Por exemplo: </text:span><text:span text:style-name="Source_20_Text"><text:span text:style-name="T1">mc833@localhost:$ time ./cliente 192.168.1.13 1234 &lt; in &gt; out </text:span></text:span></text:p>
              <text:p text:style-name="P6"><text:span text:style-name="Source_20_Text"><text:span text:style-name="T1">real 0m0.191s</text:span></text:span></text:p>
              <text:p text:style-name="P6"><text:span text:style-name="Source_20_Text"><text:span text:style-name="T1">user 0m0.004s</text:span></text:span></text:p>
              <text:p text:style-name="P6"><text:span text:style-name="Source_20_Text"><text:span text:style-name="T1">sys 0m0.052s</text:span></text:span></text:p>
            </text:list-item>
            <text:list-item>
              <text:p text:style-name="P6"><text:soft-page-break/><text:a xlink:type="simple" xlink:href="https://stackoverflow.com/questions/556405/what-do-real-user-and-sys-mean-in-the-output-of-time1" text:style-name="Internet_20_link" text:visited-style-name="Visited_20_Internet_20_Link"><text:span text:style-name="T1">Dica neste link</text:span></text:a><text:span text:style-name="T1"> </text:span></text:p>
            </text:list-item>
          </text:list>
        </text:list-item>
      </text:list>
      <text:p text:style-name="P3"/>
      <text:p text:style-name="P8">Cliente exercicio 5:</text:p>
      <text:p text:style-name="P2">real<text:tab/>0m0.012s</text:p>
      <text:p text:style-name="P2">user<text:tab/>0m0.007s</text:p>
      <text:p text:style-name="P2">sys<text:tab/>0m0.009s</text:p>
      <text:p text:style-name="P2"/>
      <text:p text:style-name="P4">Cliente exercicio 6:</text:p>
      <text:p text:style-name="P4">real<text:tab/>0m0.009s</text:p>
      <text:p text:style-name="P4">user<text:tab/>0m0.000s</text:p>
      <text:p text:style-name="P4">sys<text:tab/>0m0.003s</text:p>
      <text:p text:style-name="P4"/>
      <text:p text:style-name="P4">TCP multiplexing allows the same thing to happen for TCP-based applications (usually HTTP / web) except that instead of the reuse being limited to only 1 client, the connections can be reused over many clients, resulting in much greater efficiency of web servers and faster performing applications. </text:p>
      <table:table table:name="Table1" table:style-name="Table1">
        <table:table-column table:style-name="Table1.A"/>
        <table:table-row>
          <table:table-cell table:style-name="Table1.A1" office:value-type="string">
            <text:p text:style-name="Table_20_Contents">1. <text:span text:style-name="Strong_20_Emphasis">IMPROVES PERFORMANCE <text:line-break/></text:span>All applications can benefit from the improvement in performance seen when a server does not need to open and close hundreds or thousands or more of TCP connections a second. By removing the need to manage the TCP connections constantly, and instead reuse them across large numbers of requests, applications focus solely on generating and serving content, which improves application performance overall. <text:line-break/><text:line-break/>2. <text:span text:style-name="Strong_20_Emphasis">IMPROVES CAPACITY OF SERVERS <text:line-break/></text:span>Generally speaking, servers are capable of handling only X number of concurrent </text:p>
          </table:table-cell>
        </table:table-row>
      </table:table>
      <text:p text:style-name="Text_20_body">users and that number, in the past, has almost always been closely tied to the number of simultaneously open TCP connections the OS and application or web server can manage. By reducing the number of TCP connections required to serve the same number of users and requests, it leaves the server with the ability to open <text:span text:style-name="Emphasis">more </text:span>connections and thus serve <text:span text:style-name="Emphasis">more </text:span>users and requests. </text:p>
      <text:p text:style-name="Text_20_body"><text:span text:style-name="Strong_20_Emphasis">3. MAKES CONSOLIDATION EASIER </text:span></text:p>
      <text:p text:style-name="Text_20_body">Because the use of TCP multiplexing can improve the capacity of servers, it makes it possible to <text:a xlink:type="simple" xlink:href="http://devcentral.f5.com/weblogs/macvittie/archive/2008/07/31/3503.aspx" office:target-frame-name="_blank" xlink:show="new" text:style-name="Internet_20_link" text:visited-style-name="Visited_20_Internet_20_Link">reduce the total number of servers</text:a> you need to serve the same user base. The fewer servers you need means you can redistribute them for other uses or just shut them down, which lowers operating and management expenses. Or you can delay the need to acquire additional servers if you're still growing, putting off the investment for a future date. </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21:28:48.705074403</meta:creation-date>
    <dc:date>2018-11-05T19:37:00.994520877</dc:date>
    <meta:editing-duration>PT44M39S</meta:editing-duration>
    <meta:editing-cycles>4</meta:editing-cycles>
    <meta:generator>LibreOffice/5.4.7.2$Linux_X86_64 LibreOffice_project/40$Build-2</meta:generator>
    <meta:document-statistic meta:table-count="1" meta:image-count="0" meta:object-count="0" meta:page-count="2" meta:paragraph-count="23" meta:word-count="661" meta:character-count="4002" meta:non-whitespace-character-count="3361"/>
  </office:meta>
</office:document-meta>
</file>